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0" table:default-cell-style-name="ce81"/>
        <table:table-column table:style-name="co4" table:number-columns-repeated="5" table:default-cell-style-name="ce81"/>
        <table:table-column table:style-name="co4" table:number-columns-repeated="966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5"/>
          <table:table-cell table:style-name="ce88" table:number-columns-repeated="40"/>
          <table:table-cell table:style-name="ce91" table:number-columns-repeated="926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Parcours séquentiel</text:p>
          </table:table-cell>
          <table:table-cell table:style-name="ce87" office:value-type="string" calcext:value-type="string">
            <text:p>tri</text:p>
          </table:table-cell>
          <table:table-cell table:style-name="ce46" office:value-type="string" calcext:value-type="string">
            <text:p>projet efficacité 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6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table:number-columns-repeated="14"/>
          <table:table-cell table:style-name="ce90" table:number-columns-repeated="40"/>
          <table:table-cell table:style-name="ce92" table:number-columns-repeated="926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distance</text:p>
          </table:table-cell>
          <table:table-cell table:style-name="ce9" table:number-columns-repeated="14"/>
          <table:table-cell table:style-name="ce88" table:number-columns-repeated="40"/>
          <table:table-cell table:style-name="ce91" table:number-columns-repeated="926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9"/>
          <table:table-cell table:number-columns-repeated="97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9"/>
          <table:table-cell table:number-columns-repeated="972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5"/>
          <table:table-cell table:number-columns-repeated="972"/>
        </table:table-row>
        <table:table-row table:style-name="ro5">
          <table:table-cell table:number-columns-repeated="2"/>
          <table:table-cell table:style-name="ce57" table:number-columns-repeated="50"/>
          <table:table-cell table:number-columns-repeated="972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0"/>
          <table:table-cell table:number-columns-repeated="97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0"/>
          <table:table-cell table:number-columns-repeated="972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72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72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72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72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72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2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0"/>
          <table:table-cell table:number-columns-repeated="972"/>
        </table:table-row>
        <table:table-row table:style-name="ro5">
          <table:table-cell table:number-columns-repeated="2"/>
          <table:table-cell table:style-name="ce57" table:number-columns-repeated="50"/>
          <table:table-cell table:number-columns-repeated="972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9"/>
          <table:table-cell table:number-columns-repeated="97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0"/>
          <table:table-cell table:number-columns-repeated="972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2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2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2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2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0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0"/>
          <table:table-cell table:number-columns-repeated="972"/>
        </table:table-row>
        <table:table-row table:style-name="ro9">
          <table:table-cell table:number-columns-repeated="2"/>
          <table:table-cell table:style-name="ce57" table:number-columns-repeated="50"/>
          <table:table-cell table:number-columns-repeated="972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0"/>
          <table:table-cell table:number-columns-repeated="97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9"/>
          <table:table-cell table:number-columns-repeated="972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0"/>
          <table:table-cell table:number-columns-repeated="972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0"/>
          <table:table-cell table:number-columns-repeated="972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0"/>
          <table:table-cell table:number-columns-repeated="972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0"/>
          <table:table-cell table:number-columns-repeated="972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2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2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4"/>
          <table:table-cell table:number-columns-repeated="972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0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0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0"/>
          <table:table-cell table:number-columns-repeated="972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2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2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0"/>
          <table:table-cell table:number-columns-repeated="97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9"/>
          <table:table-cell table:number-columns-repeated="972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72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72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0"/>
          <table:table-cell table:number-columns-repeated="972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0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0"/>
          <table:table-cell table:number-columns-repeated="972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2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0"/>
          <table:table-cell table:number-columns-repeated="972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0"/>
          <table:table-cell table:number-columns-repeated="972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0"/>
          <table:table-cell table:number-columns-repeated="972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0"/>
          <table:table-cell table:number-columns-repeated="972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0"/>
          <table:table-cell table:number-columns-repeated="972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0"/>
          <table:table-cell table:number-columns-repeated="97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9"/>
          <table:table-cell table:number-columns-repeated="972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72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2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0"/>
          <table:table-cell table:number-columns-repeated="972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0"/>
          <table:table-cell table:number-columns-repeated="972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0"/>
          <table:table-cell table:number-columns-repeated="972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72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0"/>
          <table:table-cell table:number-columns-repeated="97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9"/>
          <table:table-cell table:number-columns-repeated="972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0"/>
          <table:table-cell table:number-columns-repeated="972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0"/>
          <table:table-cell table:number-columns-repeated="972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0"/>
          <table:table-cell table:number-columns-repeated="972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0"/>
          <table:table-cell table:number-columns-repeated="972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0"/>
          <table:table-cell table:number-columns-repeated="972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0"/>
          <table:table-cell table:number-columns-repeated="972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0"/>
          <table:table-cell table:number-columns-repeated="972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Principe de routage</text:p>
          </table:table-cell>
          <table:table-cell table:style-name="ce83" office:value-type="string" calcext:value-type="string">
            <text:p>RIP</text:p>
          </table:table-cell>
          <table:table-cell table:style-name="ce83" office:value-type="string" calcext:value-type="string">
            <text:p>Exercices RIP</text:p>
          </table:table-cell>
          <table:table-cell table:style-name="ce83" office:value-type="string" calcext:value-type="string">
            <text:p>OSPF</text:p>
          </table:table-cell>
          <table:table-cell table:style-name="ce83" office:value-type="string" calcext:value-type="string">
            <text:p>Exercices OSPF</text:p>
          </table:table-cell>
          <table:table-cell table:style-name="ce87" office:value-type="string" calcext:value-type="string">
            <text:p>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table:number-columns-repeated="12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9:02:58.984987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30T12:32:44.449797552</dc:date>
    <meta:editing-duration>P168DT11H1M8S</meta:editing-duration>
    <meta:editing-cycles>808</meta:editing-cycles>
    <meta:generator>LibreOffice/6.1.5.2$Linux_X86_64 LibreOffice_project/10$Build-2</meta:generator>
    <meta:document-statistic meta:table-count="3" meta:cell-count="941" meta:object-count="0"/>
  </office:meta>
</office:document-meta>
</file>